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 be a
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 surrounded
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o be honest, though, Hime-chan isn't much of
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4T20:55:33+01:00</meta:creation-date>
    <dc:date>2019-11-04T20:55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